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officeooo:rsid="000ba46d" officeooo:paragraph-rsid="000ba46d"/>
    </style:style>
    <style:style style:name="P2" style:family="paragraph" style:parent-style-name="Text_20_body">
      <style:text-properties style:font-name="Ubuntu" officeooo:rsid="00102567" officeooo:paragraph-rsid="00102567"/>
    </style:style>
    <style:style style:name="P3" style:family="paragraph" style:parent-style-name="Text_20_body">
      <style:text-properties style:font-name="Ubuntu" officeooo:rsid="000d78f1" officeooo:paragraph-rsid="000d78f1"/>
    </style:style>
    <style:style style:name="P4" style:family="paragraph" style:parent-style-name="Text_20_body">
      <style:text-properties style:font-name="Ubuntu" officeooo:rsid="001331db" officeooo:paragraph-rsid="001331db"/>
    </style:style>
    <style:style style:name="P5" style:family="paragraph" style:parent-style-name="Text_20_body">
      <style:text-properties style:font-name="Ubuntu" officeooo:rsid="0011c896" officeooo:paragraph-rsid="0011c896"/>
    </style:style>
    <style:style style:name="P6" style:family="paragraph" style:parent-style-name="Text_20_body">
      <style:text-properties style:font-name="Ubuntu" officeooo:rsid="001fcd49" officeooo:paragraph-rsid="001fcd49"/>
    </style:style>
    <style:style style:name="P7" style:family="paragraph" style:parent-style-name="Text_20_body">
      <style:text-properties style:font-name="Ubuntu" fo:font-weight="bold" officeooo:rsid="002077e5" officeooo:paragraph-rsid="002077e5" style:font-weight-asian="bold" style:font-weight-complex="bold"/>
    </style:style>
    <style:style style:name="P8" style:family="paragraph" style:parent-style-name="Text_20_body">
      <style:text-properties style:font-name="Ubuntu" fo:font-weight="normal" officeooo:rsid="0025b7ad" officeooo:paragraph-rsid="0025b7ad" style:font-weight-asian="normal" style:font-weight-complex="normal"/>
    </style:style>
    <style:style style:name="P9" style:family="paragraph" style:parent-style-name="Text_20_body">
      <style:text-properties style:font-name="Ubuntu" fo:font-weight="normal" officeooo:rsid="00270754" officeooo:paragraph-rsid="00270754" style:font-weight-asian="normal" style:font-weight-complex="normal"/>
    </style:style>
    <style:style style:name="P10" style:family="paragraph" style:parent-style-name="Text_20_body">
      <style:text-properties fo:color="#ff6600" style:font-name="Ubuntu" fo:font-style="italic" fo:font-weight="bold" officeooo:rsid="002291c2" officeooo:paragraph-rsid="002291c2" style:font-style-asian="italic" style:font-weight-asian="bold" style:font-style-complex="italic" style:font-weight-complex="bold"/>
    </style:style>
    <style:style style:name="P11" style:family="paragraph" style:parent-style-name="Heading_20_1">
      <style:text-properties officeooo:rsid="0009c77a" officeooo:paragraph-rsid="0009c77a"/>
    </style:style>
    <style:style style:name="T1" style:family="text">
      <style:text-properties officeooo:rsid="00102567"/>
    </style:style>
    <style:style style:name="T2" style:family="text">
      <style:text-properties officeooo:rsid="0013fbaa"/>
    </style:style>
    <style:style style:name="T3" style:family="text">
      <style:text-properties officeooo:rsid="00171f31"/>
    </style:style>
    <style:style style:name="T4" style:family="text">
      <style:text-properties officeooo:rsid="001933a2"/>
    </style:style>
    <style:style style:name="T5" style:family="text">
      <style:text-properties officeooo:rsid="001a6401"/>
    </style:style>
    <style:style style:name="T6" style:family="text">
      <style:text-properties officeooo:rsid="001b8381"/>
    </style:style>
    <style:style style:name="T7" style:family="text">
      <style:text-properties officeooo:rsid="00220d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lgoritmo de matching</text:h>
      <text:p text:style-name="P1">Para poder emparejar al psicólogo que puede tratar la patología de un paciente, se ha diseñado el algoritmo descrito a continuación. Como el estudio del test validado científicamente que determina cómo se van a evaluar las patologías, pacientes y psicólogos en cuestión no está diseñado todavía, se ha tenido que realizar una breve y pequeña aproximación de cómo sería el funcionamiento aparente del cuestionario.</text:p>
      <text:p text:style-name="P3">En nuestro proyecto, <text:span text:style-name="T1">cada patología tendrá asociadas una serie de preguntas. La respuesta a todas las preguntas nos dará una ponderación de valor 1. En el conjunto de las posibles preguntas de una patología, existirá una pregunta principal cuyo valor es 0,5, y el valor del resto, viene dado por la siguiente fórmula:</text:span></text:p>
      <text:p text:style-name="P4">½ * (1/<text:span text:style-name="T7">(</text:span>nº preguntas-<text:span text:style-name="T7">1)</text:span>) + ½ * pregunta principal <text:span text:style-name="T2">= 1</text:span></text:p>
      <text:p text:style-name="P2">Teniendo en cuenta esto, el test de la plataforma está dividido en dos partes:</text:p>
      <text:p text:style-name="P2">La primera, muestra la pregunta más relevante de cada patología estimada por nuestro experto psicólogo. En el momento que el paciente indica que tiene el síntoma especificado en la pregunta A (correspondiente a la patología A), se le diagnosticará que posee la patología A con un<text:span text:style-name="T4">a ponderación</text:span> del <text:span text:style-name="T4">0,5</text:span>.</text:p>
      <text:p text:style-name="P5">La segunda, muestra las preguntas restantes a las patologías marcadas en la primera parte, es decir, aquellas patologías que le han sido diagnosticadas con un<text:span text:style-name="T5">a ponderación</text:span> del <text:span text:style-name="T6">0,5</text:span>. <text:span text:style-name="T3">Por cada pregunta marcada en la segunda parte, se sumará el valor de esa pregunta al porcentaje actual.</text:span></text:p>
      <text:p text:style-name="P6">Una vez enviado el formulario, sólo si el porcentaje es mayor o igual al 0,7, se determina que el paciente padece esa patología.</text:p>
      <text:p text:style-name="P7">Un ejemplo práctico:</text:p>
      <text:p text:style-name="P10">Imagen</text:p>
      <text:p text:style-name="P8">Si el paciente marcase las preguntas que aparecen en color gris, en la segunda parte del test aparecerían el resto de preguntas de la patología en cuestión.</text:p>
      <text:p text:style-name="P9">Tras finalizar el test, los resultados serían:</text:p>
      <text:p text:style-name="P9">Trastorno adaptativo 0,625: Se descartaría.</text:p>
      <text:p text:style-name="P9">Síntomas psicóticos 0,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1:02:09.287554140</meta:creation-date>
    <meta:generator>LibreOffice/4.2.8.2$Linux_X86_64 LibreOffice_project/420m0$Build-2</meta:generator>
    <dc:date>2018-01-16T15:12:53.780550238</dc:date>
    <meta:editing-duration>PT1H54M36S</meta:editing-duration>
    <meta:editing-cycles>28</meta:editing-cycles>
    <meta:document-statistic meta:table-count="0" meta:image-count="0" meta:object-count="0" meta:page-count="1" meta:paragraph-count="14" meta:word-count="309" meta:character-count="1890" meta:non-whitespace-character-count="1595"/>
  </office:meta>
</office:document-meta>
</file>